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A4000002261FD620C07758B081.png" manifest:media-type="image/png"/>
  <manifest:file-entry manifest:full-path="Pictures/100002010000017900000179AB817EC9FA8A1B5C.png" manifest:media-type="image/png"/>
  <manifest:file-entry manifest:full-path="Pictures/10000201000001790000017941A452DEE1B92993.png" manifest:media-type="image/png"/>
  <manifest:file-entry manifest:full-path="Pictures/1000020100000179000001797AE4C3D30B3E92F5.png" manifest:media-type="image/png"/>
  <manifest:file-entry manifest:full-path="Pictures/1000020100000179000001793C80A29D1F877A5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ge" style:horizontal-pos="from-left" style:horizontal-rel="page-start-margin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fo:margin-left="0cm" fo:margin-right="0cm" fo:margin-top="0cm" fo:margin-bottom="0cm" style:wrap="none" style:vertical-pos="from-top" style:vertical-rel="page" style:horizontal-pos="from-left" style:horizontal-rel="page-end-margin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Изображение4" text:anchor-type="char" svg:x="1cm" svg:y="25.501cm" svg:width="2.919cm" svg:height="2.919cm" draw:z-index="0"><draw:image xlink:href="Pictures/100002010000017900000179AB817EC9FA8A1B5C.png" xlink:type="simple" xlink:show="embed" xlink:actuate="onLoad"/></draw:frame><draw:frame draw:style-name="fr2" draw:name="Изображение5" text:anchor-type="char" svg:x="-2cm" svg:y="25.501cm" svg:width="2.919cm" svg:height="2.919cm" draw:z-index="1"><draw:image xlink:href="Pictures/10000201000001790000017941A452DEE1B92993.png" xlink:type="simple" xlink:show="embed" xlink:actuate="onLoad"/></draw:frame><draw:frame draw:style-name="fr2" draw:name="Изображение2" text:anchor-type="char" svg:x="-2cm" svg:y="1cm" svg:width="2.917cm" svg:height="2.917cm" draw:z-index="2"><draw:image xlink:href="Pictures/1000020100000179000001797AE4C3D30B3E92F5.png" xlink:type="simple" xlink:show="embed" xlink:actuate="onLoad"/></draw:frame><draw:frame draw:style-name="fr1" draw:name="Изображение1" text:anchor-type="char" svg:x="1cm" svg:y="1cm" svg:width="2.919cm" svg:height="2.919cm" draw:z-index="3"><draw:image xlink:href="Pictures/1000020100000179000001793C80A29D1F877A5A.png" xlink:type="simple" xlink:show="embed" xlink:actuate="onLoad"/></draw:frame><draw:frame draw:style-name="fr3" draw:name="Изображение3" text:anchor-type="char" svg:x="1.124cm" svg:y="3.074cm" svg:width="14.159cm" svg:height="18.542cm" draw:z-index="4"><draw:image xlink:href="Pictures/10000201000001A4000002261FD620C07758B081.png" xlink:type="simple" xlink:show="embed" xlink:actuate="onLoad"/></draw:frame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ru" fo:country="RU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ru" fo:country="RU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ru" fo:country="RU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Footer" style:family="paragraph" style:parent-style-name="Standard" style:default-outline-level="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7T20:54:00</meta:creation-date>
    <dc:language>ru-RU</dc:language>
    <dc:date>2021-04-03T23:59:21.852142076</dc:date>
    <meta:editing-cycles>8</meta:editing-cycles>
    <meta:editing-duration>PT1H25M3S</meta:editing-duration>
    <meta:generator>LibreOffice/5.1.6.2$Linux_X86_64 LibreOffice_project/10m0$Build-2</meta:generator>
    <meta:document-statistic meta:table-count="0" meta:image-count="5" meta:object-count="0" meta:page-count="1" meta:paragraph-count="1" meta:word-count="0" meta:character-count="1" meta:non-whitespace-character-count="0"/>
  </office:meta>
</office:document-meta>
</file>